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svg:stroke-color="#dc2300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97cm"/>
    </style:style>
    <style:style style:name="gr3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28cm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15%" draw:textarea-horizontal-align="justify" draw:textarea-vertical-align="middle" draw:auto-grow-height="false" fo:padding-top="0.175cm" fo:padding-bottom="0.175cm" fo:padding-left="0.3cm" fo:padding-right="0.3cm" draw:shadow-opacity="15%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209cm"/>
    </style:style>
    <style:style style:name="gr10" style:family="graphic" style:parent-style-name="standard">
      <style:graphic-properties svg:stroke-width="0.1cm" svg:stroke-color="#83caff" draw:marker-start-width="0.35cm" draw:marker-end-width="0.35cm" draw:fill="solid" draw:fill-color="#83caff" draw:opacity="15%" draw:textarea-horizontal-align="justify" draw:textarea-vertical-align="middle" draw:auto-grow-height="false" fo:padding-top="0.175cm" fo:padding-bottom="0.175cm" fo:padding-left="0.3cm" fo:padding-right="0.3cm" draw:shadow-opacity="15%"/>
    </style:style>
    <style:style style:name="gr11" style:family="graphic" style:parent-style-name="objectwithoutfill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65cm"/>
    </style:style>
    <style:style style:name="gr13" style:family="graphic" style:parent-style-name="standard">
      <style:graphic-properties svg:stroke-width="0.1cm" svg:stroke-color="#83caff" draw:marker-start-width="0.35cm" draw:marker-end-width="0.35cm" draw:fill-color="#83caff" draw:opacity="15%" draw:textarea-horizontal-align="justify" draw:textarea-vertical-align="middle" draw:auto-grow-height="false" fo:padding-top="0.175cm" fo:padding-bottom="0.175cm" fo:padding-left="0.3cm" fo:padding-right="0.3cm" draw:shadow-opacity="1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61cm"/>
    </style:style>
    <style:style style:name="gr16" style:family="graphic" style:parent-style-name="objectwithoutfill">
      <style:graphic-properties svg:stroke-width="0.1cm" svg:stroke-color="#ffd32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13cm"/>
    </style:style>
    <style:style style:name="gr19" style:family="graphic" style:parent-style-name="standard">
      <style:graphic-properties draw:stroke="none" svg:stroke-width="0.15cm" svg:stroke-color="#000000" draw:marker-start-width="0.43cm" draw:marker-end-width="0.4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ffd320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color="#ffd32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g>
              <draw:line draw:style-name="gr1" draw:text-style-name="P1" draw:layer="layout" svg:x1="1.8cm" svg:y1="4.4cm" svg:x2="40cm" svg:y2="4.6cm">
                <text:p/>
              </draw:line>
              <draw:frame draw:style-name="gr2" draw:text-style-name="P2" draw:layer="layout" svg:width="1.897cm" svg:height="0.962cm" svg:x="19.5cm" svg:y="3.4cm">
                <draw:text-box>
                  <text:p><text:span text:style-name="T1">ROS</text:span></text:p>
                </draw:text-box>
              </draw:frame>
            </draw:g>
            <draw:g>
              <draw:g>
                <draw:custom-shape draw:style-name="gr3" draw:text-style-name="P1" draw:layer="layout" svg:width="16.387cm" svg:height="10.2cm" svg:x="1.413cm" svg:y="2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" draw:text-style-name="P3" draw:layer="layout" svg:width="6.616cm" svg:height="0.962cm" svg:x="1.4cm" svg:y="1.2cm">
                  <draw:text-box>
                    <text:p><text:span text:style-name="T2">Beagle Bone Black</text:span></text:p>
                  </draw:text-box>
                </draw:frame>
              </draw:g>
              <draw:g>
                <draw:custom-shape draw:style-name="gr5" draw:text-style-name="P4" draw:layer="layout" svg:width="4cm" svg:height="3.8cm" svg:x="6.8cm" svg:y="6.5cm">
                  <text:p text:style-name="P1"><text:span text:style-name="T3">RobotControl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4.4cm" svg:height="4cm" svg:x="10cm" svg:y="14.2cm">
                  <text:p text:style-name="P1"><text:span text:style-name="T3">Maussensor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5" draw:text-style-name="P4" draw:layer="layout" svg:width="4.4cm" svg:height="4cm" svg:x="3.6cm" svg:y="14.2cm">
                    <text:p text:style-name="P1"><text:span text:style-name="T3">Brick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" draw:text-style-name="P4" draw:layer="layout" svg:width="3cm" svg:height="2.8cm" svg:x="2.4cm" svg:y="21.6cm">
                    <text:p text:style-name="P1"><text:span text:style-name="T3">Motor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" draw:text-style-name="P4" draw:layer="layout" svg:width="3cm" svg:height="2.8cm" svg:x="6cm" svg:y="21.6cm">
                    <text:p text:style-name="P1"><text:span text:style-name="T3">Ultraschall-</text:span></text:p>
                    <text:p text:style-name="P1"><text:span text:style-name="T3">sensor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line draw:style-name="gr6" draw:text-style-name="P1" draw:layer="layout" svg:x1="4cm" svg:y1="21.6cm" svg:x2="5.8cm" svg:y2="18.2cm">
                    <text:p/>
                  </draw:line>
                  <draw:line draw:style-name="gr6" draw:text-style-name="P1" draw:layer="layout" svg:x1="7.6cm" svg:y1="21.6cm" svg:x2="5.8cm" svg:y2="18.2cm">
                    <text:p/>
                  </draw:line>
                  <draw:frame draw:style-name="gr7" draw:layer="layout" svg:width="1.354cm" svg:height="0.986cm" svg:x="5.2cm" svg:y="19.4cm">
                    <draw:text-box>
                      <text:p>I<text:span text:style-name="T4">2</text:span>C</text:p>
                    </draw:text-box>
                  </draw:frame>
                </draw:g>
                <draw:line draw:style-name="gr6" draw:text-style-name="P1" draw:layer="layout" svg:x1="5.8cm" svg:y1="14.2cm" svg:x2="8.8cm" svg:y2="10.3cm">
                  <text:p/>
                </draw:line>
                <draw:line draw:style-name="gr6" draw:text-style-name="P1" draw:layer="layout" svg:x1="12.2cm" svg:y1="14.2cm" svg:x2="8.8cm" svg:y2="10.3cm">
                  <text:p/>
                </draw:line>
                <draw:frame draw:style-name="gr8" draw:text-style-name="P5" draw:layer="layout" svg:width="1.426cm" svg:height="0.878cm" svg:x="10.388cm" svg:y="11.4cm">
                  <draw:text-box>
                    <text:p><text:span text:style-name="T3">SPI</text:span></text:p>
                  </draw:text-box>
                </draw:frame>
                <draw:frame draw:style-name="gr9" draw:text-style-name="P5" draw:layer="layout" svg:width="1.709cm" svg:height="0.916cm" svg:x="5.8cm" svg:y="11.484cm">
                  <draw:text-box>
                    <text:p><text:span text:style-name="T3">USB</text:span></text:p>
                  </draw:text-box>
                </draw:frame>
              </draw:g>
              <draw:custom-shape draw:style-name="gr10" draw:text-style-name="P4" draw:layer="layout" svg:width="4cm" svg:height="3.8cm" svg:x="12.2cm" svg:y="6.6cm">
                <text:p text:style-name="P1"><text:span text:style-name="T3">Movebas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1" draw:layer="layout" svg:x1="8.8cm" svg:y1="4.4cm" svg:x2="8.8cm" svg:y2="6.5cm">
                <text:p/>
              </draw:line>
              <draw:line draw:style-name="gr11" draw:text-style-name="P1" draw:layer="layout" svg:x1="14.15cm" svg:y1="4.45cm" svg:x2="14.15cm" svg:y2="6.55cm">
                <text:p/>
              </draw:line>
              <draw:line draw:style-name="gr11" draw:text-style-name="P1" draw:layer="layout" svg:x1="4cm" svg:y1="4.4cm" svg:x2="4cm" svg:y2="6.4cm">
                <text:p/>
              </draw:line>
              <draw:custom-shape draw:style-name="gr5" draw:text-style-name="P4" draw:layer="layout" svg:width="4cm" svg:height="3.8cm" svg:x="2cm" svg:y="6.4cm">
                <text:p text:style-name="P1"><text:span text:style-name="T3">moveInMaz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custom-shape draw:style-name="gr3" draw:text-style-name="P1" draw:layer="layout" svg:width="16.92cm" svg:height="10.2cm" svg:x="23.48cm" svg:y="2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2" draw:text-style-name="P3" draw:layer="layout" svg:width="6.298cm" svg:height="0.962cm" svg:x="23.4cm" svg:y="1.2cm">
                  <draw:text-box>
                    <text:p><text:span text:style-name="T2">Desktop Computer</text:span></text:p>
                  </draw:text-box>
                </draw:frame>
              </draw:g>
              <draw:line draw:style-name="gr11" draw:text-style-name="P1" draw:layer="layout" svg:x1="26.8cm" svg:y1="4.5cm" svg:x2="26.8cm" svg:y2="6.6cm">
                <text:p/>
              </draw:line>
              <draw:custom-shape draw:style-name="gr5" draw:text-style-name="P4" draw:layer="layout" svg:width="4cm" svg:height="3.8cm" svg:x="24.8cm" svg:y="6.6cm">
                <text:p text:style-name="P1"><text:span text:style-name="T3">map_monito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1" draw:layer="layout" svg:x1="32.15cm" svg:y1="4.6cm" svg:x2="32.15cm" svg:y2="6.55cm">
                <text:p/>
              </draw:line>
              <draw:custom-shape draw:style-name="gr5" draw:text-style-name="P4" draw:layer="layout" svg:width="4cm" svg:height="3.8cm" svg:x="30.2cm" svg:y="6.6cm">
                <text:p text:style-name="P1"><text:span text:style-name="T3">pid_monito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4cm" svg:height="3.8cm" svg:x="35.4cm" svg:y="6.6cm">
                <text:p text:style-name="P1"><text:span text:style-name="T3">joy_teleop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1" draw:layer="layout" svg:x1="37.3cm" svg:y1="4.6cm" svg:x2="37.3cm" svg:y2="6.55cm">
                <text:p/>
              </draw:line>
            </draw:g>
            <draw:custom-shape draw:style-name="gr13" draw:text-style-name="P1" draw:layer="layout" svg:width="2cm" svg:height="2cm" svg:x="1.4cm" svg:y="26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3.637cm" svg:height="0.962cm" svg:x="3.6cm" svg:y="27cm">
              <draw:text-box>
                <text:p>ROS-Node</text:p>
              </draw:text-box>
            </draw:frame>
            <draw:custom-shape draw:style-name="gr13" draw:text-style-name="P1" draw:layer="layout" svg:width="1.6cm" svg:height="1.6cm" svg:x="8.3cm" svg:y="2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layer="layout" svg:width="2.461cm" svg:height="0.962cm" svg:x="9.963cm" svg:y="27cm">
              <draw:text-box>
                <text:p>Device</text:p>
              </draw:text-box>
            </draw:frame>
            <draw:g>
              <draw:g>
                <draw:line draw:style-name="gr16" draw:text-style-name="P1" draw:layer="layout" svg:x1="19.591cm" svg:y1="5.4cm" svg:x2="20.591cm" svg:y2="7.6cm">
                  <text:p/>
                </draw:line>
                <draw:line draw:style-name="gr16" draw:text-style-name="P1" draw:layer="layout" svg:x1="20.591cm" svg:y1="7.6cm" svg:x2="21.191cm" svg:y2="6.6cm">
                  <text:p/>
                </draw:line>
                <draw:line draw:style-name="gr17" draw:text-style-name="P1" draw:layer="layout" svg:x1="21.191cm" svg:y1="6.6cm" svg:x2="21.991cm" svg:y2="9.6cm">
                  <text:p/>
                </draw:line>
              </draw:g>
              <draw:frame draw:style-name="gr18" draw:text-style-name="P6" draw:layer="layout" svg:width="2.213cm" svg:height="0.878cm" svg:x="19.2cm" svg:y="7.8cm">
                <draw:text-box>
                  <text:p><text:span text:style-name="T5">WLAN</text:span></text:p>
                </draw:text-box>
              </draw:frame>
            </draw:g>
          </draw:g>
          <draw:custom-shape draw:style-name="gr19" draw:text-style-name="P1" draw:layer="layout" svg:width="40cm" svg:height="27.7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0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5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Standard" style:page-layout-name="PM1" draw:style-name="Mdp1">
      <draw:frame presentation:style-name="Standard-title" draw:layer="backgroundobjects" svg:width="35.999cm" svg:height="4.625cm" svg:x="3cm" svg:y="2.104cm" presentation:class="title" presentation:placeholder="true">
        <draw:text-box/>
      </draw:frame>
      <draw:frame presentation:style-name="Standard-outline1" draw:layer="backgroundobjects" svg:width="35.199cm" svg:height="16.065cm" svg:x="3cm" svg:y="7.481cm" presentation:class="outline" presentation:placeholder="true">
        <draw:text-box/>
      </draw:frame>
      <draw:frame presentation:style-name="Mpr1" draw:text-style-name="MP1" draw:layer="backgroundobjects" svg:width="9.319cm" svg:height="1.91cm" svg:x="3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8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1.91cm" svg:x="29.678cm" svg:y="26.23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04T15:01:13</meta:creation-date>
    <dc:date>2014-09-11T18:38:22</dc:date>
    <dc:creator>fabian </dc:creator>
    <meta:editing-duration>PT20M47S</meta:editing-duration>
    <meta:editing-cycles>11</meta:editing-cycles>
    <meta:generator>LibreOffice/3.5$Linux_x86 LibreOffice_project/350m1$Build-2</meta:generator>
    <meta:document-statistic meta:object-count="72"/>
  </office:meta>
</office:document-meta>
</file>